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17.6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Multiples of 3 and 5</text:p>
          </table:table-cell>
          <table:table-cell table:formula="of:=&quot;- &quot;&amp;[.A1]&amp;&quot;: &quot;&amp;[.B1]&amp;&quot; ([problem](https://projecteuler.net/problem=&quot;&amp;[.A1]&amp;&quot;) | [solution](&quot;&amp;[.A1]&amp;&quot;/pe&quot;&amp;[.A1]&amp;&quot;.erl))&quot;" office:value-type="string" office:string-value="- 001: Multiples of 3 and 5 ([problem](https://projecteuler.net/problem=001) | [solution](001/pe001.erl))" calcext:value-type="string">
            <text:p>- 001: Multiples of 3 and 5 ([problem](https://projecteuler.net/problem=001) | [solution](001/pe001.erl))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Even Fibonacci numbers</text:p>
          </table:table-cell>
          <table:table-cell table:formula="of:=&quot;- &quot;&amp;[.A2]&amp;&quot;: &quot;&amp;[.B2]&amp;&quot; ([problem](https://projecteuler.net/problem=&quot;&amp;[.A2]&amp;&quot;) | [solution](&quot;&amp;[.A2]&amp;&quot;.hs))&quot;" office:value-type="string" office:string-value="- 002: Even Fibonacci numbers ([problem](https://projecteuler.net/problem=002) | [solution](002.hs))" calcext:value-type="string">
            <text:p>- 002: Even Fibonacci numbers ([problem](https://projecteuler.net/problem=002) | [solution](002.hs))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Largest prime factor</text:p>
          </table:table-cell>
          <table:table-cell table:formula="of:=&quot;- &quot;&amp;[.A3]&amp;&quot;: &quot;&amp;[.B3]&amp;&quot; ([problem](https://projecteuler.net/problem=&quot;&amp;[.A3]&amp;&quot;) | [solution](&quot;&amp;[.A3]&amp;&quot;.hs))&quot;" office:value-type="string" office:string-value="- 003: Largest prime factor ([problem](https://projecteuler.net/problem=003) | [solution](003.hs))" calcext:value-type="string">
            <text:p>- 003: Largest prime factor ([problem](https://projecteuler.net/problem=003) | [solution](003.hs))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Largest palindrome product</text:p>
          </table:table-cell>
          <table:table-cell table:formula="of:=&quot;- &quot;&amp;[.A4]&amp;&quot;: &quot;&amp;[.B4]&amp;&quot; ([problem](https://projecteuler.net/problem=&quot;&amp;[.A4]&amp;&quot;) | [solution](&quot;&amp;[.A4]&amp;&quot;.hs))&quot;" office:value-type="string" office:string-value="- 004: Largest palindrome product ([problem](https://projecteuler.net/problem=004) | [solution](004.hs))" calcext:value-type="string">
            <text:p>- 004: Largest palindrome product ([problem](https://projecteuler.net/problem=004) | [solution](004.hs))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Smallest multiple</text:p>
          </table:table-cell>
          <table:table-cell table:formula="of:=&quot;- &quot;&amp;[.A5]&amp;&quot;: &quot;&amp;[.B5]&amp;&quot; ([problem](https://projecteuler.net/problem=&quot;&amp;[.A5]&amp;&quot;) | [solution](&quot;&amp;[.A5]&amp;&quot;.hs))&quot;" office:value-type="string" office:string-value="- 005: Smallest multiple ([problem](https://projecteuler.net/problem=005) | [solution](005.hs))" calcext:value-type="string">
            <text:p>- 005: Smallest multiple ([problem](https://projecteuler.net/problem=005) | [solution](005.hs))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Sum square difference</text:p>
          </table:table-cell>
          <table:table-cell table:formula="of:=&quot;- &quot;&amp;[.A6]&amp;&quot;: &quot;&amp;[.B6]&amp;&quot; ([problem](https://projecteuler.net/problem=&quot;&amp;[.A6]&amp;&quot;) | [solution](&quot;&amp;[.A6]&amp;&quot;.hs))&quot;" office:value-type="string" office:string-value="- 006: Sum square difference ([problem](https://projecteuler.net/problem=006) | [solution](006.hs))" calcext:value-type="string">
            <text:p>- 006: Sum square difference ([problem](https://projecteuler.net/problem=006) | [solution](006.hs))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10001st prime</text:p>
          </table:table-cell>
          <table:table-cell table:formula="of:=&quot;- &quot;&amp;[.A7]&amp;&quot;: &quot;&amp;[.B7]&amp;&quot; ([problem](https://projecteuler.net/problem=&quot;&amp;[.A7]&amp;&quot;) | [solution](&quot;&amp;[.A7]&amp;&quot;.hs))&quot;" office:value-type="string" office:string-value="- 007: 10001st prime ([problem](https://projecteuler.net/problem=007) | [solution](007.hs))" calcext:value-type="string">
            <text:p>- 007: 10001st prime ([problem](https://projecteuler.net/problem=007) | [solution](007.hs))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Largest product in a series</text:p>
          </table:table-cell>
          <table:table-cell table:formula="of:=&quot;- &quot;&amp;[.A8]&amp;&quot;: &quot;&amp;[.B8]&amp;&quot; ([problem](https://projecteuler.net/problem=&quot;&amp;[.A8]&amp;&quot;) | [solution](&quot;&amp;[.A8]&amp;&quot;.hs))&quot;" office:value-type="string" office:string-value="- 008: Largest product in a series ([problem](https://projecteuler.net/problem=008) | [solution](008.hs))" calcext:value-type="string">
            <text:p>- 008: Largest product in a series ([problem](https://projecteuler.net/problem=008) | [solution](008.hs))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Special Pythagorean triplet</text:p>
          </table:table-cell>
          <table:table-cell table:formula="of:=&quot;- &quot;&amp;[.A9]&amp;&quot;: &quot;&amp;[.B9]&amp;&quot; ([problem](https://projecteuler.net/problem=&quot;&amp;[.A9]&amp;&quot;) | [solution](&quot;&amp;[.A9]&amp;&quot;.hs))&quot;" office:value-type="string" office:string-value="- 009: Special Pythagorean triplet ([problem](https://projecteuler.net/problem=009) | [solution](009.hs))" calcext:value-type="string">
            <text:p>- 009: Special Pythagorean triplet ([problem](https://projecteuler.net/problem=009) | [solution](009.hs))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Summation of primes</text:p>
          </table:table-cell>
          <table:table-cell table:formula="of:=&quot;- &quot;&amp;[.A10]&amp;&quot;: &quot;&amp;[.B10]&amp;&quot; ([problem](https://projecteuler.net/problem=&quot;&amp;[.A10]&amp;&quot;) | [solution](&quot;&amp;[.A10]&amp;&quot;.hs))&quot;" office:value-type="string" office:string-value="- 010: Summation of primes ([problem](https://projecteuler.net/problem=010) | [solution](010.hs))" calcext:value-type="string">
            <text:p>- 010: Summation of primes ([problem](https://projecteuler.net/problem=010) | [solution](010.hs))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Largest product in a grid</text:p>
          </table:table-cell>
          <table:table-cell table:formula="of:=&quot;- &quot;&amp;[.A11]&amp;&quot;: &quot;&amp;[.B11]&amp;&quot; ([problem](https://projecteuler.net/problem=&quot;&amp;[.A11]&amp;&quot;) | [solution](&quot;&amp;[.A11]&amp;&quot;.hs))&quot;" office:value-type="string" office:string-value="- 011: Largest product in a grid ([problem](https://projecteuler.net/problem=011) | [solution](011.hs))" calcext:value-type="string">
            <text:p>- 011: Largest product in a grid ([problem](https://projecteuler.net/problem=011) | [solution](011.hs))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Highly divisible triangular number</text:p>
          </table:table-cell>
          <table:table-cell table:formula="of:=&quot;- &quot;&amp;[.A12]&amp;&quot;: &quot;&amp;[.B12]&amp;&quot; ([problem](https://projecteuler.net/problem=&quot;&amp;[.A12]&amp;&quot;) | [solution](&quot;&amp;[.A12]&amp;&quot;.hs))&quot;" office:value-type="string" office:string-value="- 012: Highly divisible triangular number ([problem](https://projecteuler.net/problem=012) | [solution](012.hs))" calcext:value-type="string">
            <text:p>- 012: Highly divisible triangular number ([problem](https://projecteuler.net/problem=012) | [solution](012.hs))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Large sum</text:p>
          </table:table-cell>
          <table:table-cell table:formula="of:=&quot;- &quot;&amp;[.A13]&amp;&quot;: &quot;&amp;[.B13]&amp;&quot; ([problem](https://projecteuler.net/problem=&quot;&amp;[.A13]&amp;&quot;) | [solution](&quot;&amp;[.A13]&amp;&quot;.hs))&quot;" office:value-type="string" office:string-value="- 013: Large sum ([problem](https://projecteuler.net/problem=013) | [solution](013.hs))" calcext:value-type="string">
            <text:p>- 013: Large sum ([problem](https://projecteuler.net/problem=013) | [solution](013.hs))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Longest Collatz sequence</text:p>
          </table:table-cell>
          <table:table-cell table:formula="of:=&quot;- &quot;&amp;[.A14]&amp;&quot;: &quot;&amp;[.B14]&amp;&quot; ([problem](https://projecteuler.net/problem=&quot;&amp;[.A14]&amp;&quot;) | [solution](&quot;&amp;[.A14]&amp;&quot;.hs))&quot;" office:value-type="string" office:string-value="- 014: Longest Collatz sequence ([problem](https://projecteuler.net/problem=014) | [solution](014.hs))" calcext:value-type="string">
            <text:p>- 014: Longest Collatz sequence ([problem](https://projecteuler.net/problem=014) | [solution](014.hs))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Lattice paths</text:p>
          </table:table-cell>
          <table:table-cell table:formula="of:=&quot;- &quot;&amp;[.A15]&amp;&quot;: &quot;&amp;[.B15]&amp;&quot; ([problem](https://projecteuler.net/problem=&quot;&amp;[.A15]&amp;&quot;) | [solution](&quot;&amp;[.A15]&amp;&quot;.hs))&quot;" office:value-type="string" office:string-value="- 015: Lattice paths ([problem](https://projecteuler.net/problem=015) | [solution](015.hs))" calcext:value-type="string">
            <text:p>- 015: Lattice paths ([problem](https://projecteuler.net/problem=015) | [solution](015.hs))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Power digit sum</text:p>
          </table:table-cell>
          <table:table-cell table:formula="of:=&quot;- &quot;&amp;[.A16]&amp;&quot;: &quot;&amp;[.B16]&amp;&quot; ([problem](https://projecteuler.net/problem=&quot;&amp;[.A16]&amp;&quot;) | [solution](&quot;&amp;[.A16]&amp;&quot;.hs))&quot;" office:value-type="string" office:string-value="- 016: Power digit sum ([problem](https://projecteuler.net/problem=016) | [solution](016.hs))" calcext:value-type="string">
            <text:p>- 016: Power digit sum ([problem](https://projecteuler.net/problem=016) | [solution](016.hs))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Number letter counts</text:p>
          </table:table-cell>
          <table:table-cell table:formula="of:=&quot;- &quot;&amp;[.A17]&amp;&quot;: &quot;&amp;[.B17]&amp;&quot; ([problem](https://projecteuler.net/problem=&quot;&amp;[.A17]&amp;&quot;) | [solution](&quot;&amp;[.A17]&amp;&quot;.hs))&quot;" office:value-type="string" office:string-value="- 017: Number letter counts ([problem](https://projecteuler.net/problem=017) | [solution](017.hs))" calcext:value-type="string">
            <text:p>- 017: Number letter counts ([problem](https://projecteuler.net/problem=017) | [solution](017.hs))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Maximum path sum I</text:p>
          </table:table-cell>
          <table:table-cell table:formula="of:=&quot;- &quot;&amp;[.A18]&amp;&quot;: &quot;&amp;[.B18]&amp;&quot; ([problem](https://projecteuler.net/problem=&quot;&amp;[.A18]&amp;&quot;) | [solution](&quot;&amp;[.A18]&amp;&quot;.hs))&quot;" office:value-type="string" office:string-value="- 018: Maximum path sum I ([problem](https://projecteuler.net/problem=018) | [solution](018.hs))" calcext:value-type="string">
            <text:p>- 018: Maximum path sum I ([problem](https://projecteuler.net/problem=018) | [solution](018.hs))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Counting Sundays</text:p>
          </table:table-cell>
          <table:table-cell table:formula="of:=&quot;- &quot;&amp;[.A19]&amp;&quot;: &quot;&amp;[.B19]&amp;&quot; ([problem](https://projecteuler.net/problem=&quot;&amp;[.A19]&amp;&quot;) | [solution](&quot;&amp;[.A19]&amp;&quot;.hs))&quot;" office:value-type="string" office:string-value="- 019: Counting Sundays ([problem](https://projecteuler.net/problem=019) | [solution](019.hs))" calcext:value-type="string">
            <text:p>- 019: Counting Sundays ([problem](https://projecteuler.net/problem=019) | [solution](019.hs))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Factorial digit sum</text:p>
          </table:table-cell>
          <table:table-cell table:formula="of:=&quot;- &quot;&amp;[.A20]&amp;&quot;: &quot;&amp;[.B20]&amp;&quot; ([problem](https://projecteuler.net/problem=&quot;&amp;[.A20]&amp;&quot;) | [solution](&quot;&amp;[.A20]&amp;&quot;.hs))&quot;" office:value-type="string" office:string-value="- 020: Factorial digit sum ([problem](https://projecteuler.net/problem=020) | [solution](020.hs))" calcext:value-type="string">
            <text:p>- 020: Factorial digit sum ([problem](https://projecteuler.net/problem=020) | [solution](020.hs))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Amicable numbers</text:p>
          </table:table-cell>
          <table:table-cell table:formula="of:=&quot;- &quot;&amp;[.A21]&amp;&quot;: &quot;&amp;[.B21]&amp;&quot; ([problem](https://projecteuler.net/problem=&quot;&amp;[.A21]&amp;&quot;) | [solution](&quot;&amp;[.A21]&amp;&quot;.hs))&quot;" office:value-type="string" office:string-value="- 021: Amicable numbers ([problem](https://projecteuler.net/problem=021) | [solution](021.hs))" calcext:value-type="string">
            <text:p>- 021: Amicable numbers ([problem](https://projecteuler.net/problem=021) | [solution](021.hs))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Names scores</text:p>
          </table:table-cell>
          <table:table-cell table:formula="of:=&quot;- &quot;&amp;[.A22]&amp;&quot;: &quot;&amp;[.B22]&amp;&quot; ([problem](https://projecteuler.net/problem=&quot;&amp;[.A22]&amp;&quot;) | [solution](&quot;&amp;[.A22]&amp;&quot;.hs))&quot;" office:value-type="string" office:string-value="- 022: Names scores ([problem](https://projecteuler.net/problem=022) | [solution](022.hs))" calcext:value-type="string">
            <text:p>- 022: Names scores ([problem](https://projecteuler.net/problem=022) | [solution](022.hs))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Non-abundant sums</text:p>
          </table:table-cell>
          <table:table-cell table:formula="of:=&quot;- &quot;&amp;[.A23]&amp;&quot;: &quot;&amp;[.B23]&amp;&quot; ([problem](https://projecteuler.net/problem=&quot;&amp;[.A23]&amp;&quot;) | [solution](&quot;&amp;[.A23]&amp;&quot;.hs))&quot;" office:value-type="string" office:string-value="- 023: Non-abundant sums ([problem](https://projecteuler.net/problem=023) | [solution](023.hs))" calcext:value-type="string">
            <text:p>- 023: Non-abundant sums ([problem](https://projecteuler.net/problem=023) | [solution](023.hs))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Lexicographic permutations</text:p>
          </table:table-cell>
          <table:table-cell table:formula="of:=&quot;- &quot;&amp;[.A24]&amp;&quot;: &quot;&amp;[.B24]&amp;&quot; ([problem](https://projecteuler.net/problem=&quot;&amp;[.A24]&amp;&quot;) | [solution](&quot;&amp;[.A24]&amp;&quot;.hs))&quot;" office:value-type="string" office:string-value="- 024: Lexicographic permutations ([problem](https://projecteuler.net/problem=024) | [solution](024.hs))" calcext:value-type="string">
            <text:p>- 024: Lexicographic permutations ([problem](https://projecteuler.net/problem=024) | [solution](024.hs))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1000-digit Fibonacci number</text:p>
          </table:table-cell>
          <table:table-cell table:formula="of:=&quot;- &quot;&amp;[.A25]&amp;&quot;: &quot;&amp;[.B25]&amp;&quot; ([problem](https://projecteuler.net/problem=&quot;&amp;[.A25]&amp;&quot;) | [solution](&quot;&amp;[.A25]&amp;&quot;.hs))&quot;" office:value-type="string" office:string-value="- 025: 1000-digit Fibonacci number ([problem](https://projecteuler.net/problem=025) | [solution](025.hs))" calcext:value-type="string">
            <text:p>- 025: 1000-digit Fibonacci number ([problem](https://projecteuler.net/problem=025) | [solution](025.hs))</text:p>
          </table:table-cell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uyuki Abe</meta:initial-creator>
    <meta:creation-date>2016-06-15T07:02:57.335663026</meta:creation-date>
    <dc:date>2016-06-16T03:08:30.969283023</dc:date>
    <dc:creator>Yasuyuki Abe</dc:creator>
    <meta:editing-duration>PT6H12M34S</meta:editing-duration>
    <meta:editing-cycles>161</meta:editing-cycles>
    <meta:generator>LibreOffice/4.2.8.2$Linux_X86_64 LibreOffice_project/420m0$Build-2</meta:generator>
    <meta:document-statistic meta:table-count="1" meta:cell-count="75" meta:object-count="0"/>
  </office:meta>
</office:document-meta>
</file>